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[.A2]*[.B$10]/([.B$9]+[.B$10])" office:value-type="float" office:value="2.15827338129496" calcext:value-type="float">
            <text:p>2.158</text:p>
          </table:table-cell>
          <table:table-cell table:style-name="ce1" table:formula="of:=[.B2]*SQRT(2)" office:value-type="float" office:value="3.05225948713618" calcext:value-type="float">
            <text:p>3.052</text:p>
          </table:table-cell>
          <table:table-cell table:style-name="ce1" table:formula="of:=[.B$15]-(([.B$13]+[.B$12])/[.B$12])*([.B$15]-[.C2])" office:value-type="float" office:value="0.580648717840441" calcext:value-type="float">
            <text:p>0.5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table:formula="of:=[.A3]*[.B$10]/([.B$9]+[.B$10])" office:value-type="float" office:value="2.37410071942446" calcext:value-type="float">
            <text:p>2.374</text:p>
          </table:table-cell>
          <table:table-cell table:style-name="ce1" table:formula="of:=[.B3]*SQRT(2)" office:value-type="float" office:value="3.35748543584979" calcext:value-type="float">
            <text:p>3.357</text:p>
          </table:table-cell>
          <table:table-cell table:style-name="ce1" table:formula="of:=[.B$15]-(([.B$13]+[.B$12])/[.B$12])*([.B$15]-[.C3])" office:value-type="float" office:value="1.34371358962449" calcext:value-type="float">
            <text:p>1.34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table:formula="of:=[.A4]*[.B$10]/([.B$9]+[.B$10])" office:value-type="float" office:value="2.58992805755396" calcext:value-type="float">
            <text:p>2.590</text:p>
          </table:table-cell>
          <table:table-cell table:style-name="ce1" table:formula="of:=[.B4]*SQRT(2)" office:value-type="float" office:value="3.66271138456341" calcext:value-type="float">
            <text:p>3.663</text:p>
          </table:table-cell>
          <table:table-cell table:style-name="ce1" table:formula="of:=[.B$15]-(([.B$13]+[.B$12])/[.B$12])*([.B$15]-[.C4])" office:value-type="float" office:value="2.10677846140853" calcext:value-type="float">
            <text:p>2.1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table:formula="of:=[.A5]*[.B$10]/([.B$9]+[.B$10])" office:value-type="float" office:value="2.80575539568345" calcext:value-type="float">
            <text:p>2.806</text:p>
          </table:table-cell>
          <table:table-cell table:style-name="ce1" table:formula="of:=[.B5]*SQRT(2)" office:value-type="float" office:value="3.96793733327703" calcext:value-type="float">
            <text:p>3.968</text:p>
          </table:table-cell>
          <table:table-cell table:style-name="ce1" table:formula="of:=[.B$15]-(([.B$13]+[.B$12])/[.B$12])*([.B$15]-[.C5])" office:value-type="float" office:value="2.86984333319257" calcext:value-type="float">
            <text:p>2.87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table:formula="of:=[.A6]*[.B$10]/([.B$9]+[.B$10])" office:value-type="float" office:value="3.02158273381295" calcext:value-type="float">
            <text:p>3.022</text:p>
          </table:table-cell>
          <table:table-cell table:style-name="ce1" table:formula="of:=[.B6]*SQRT(2)" office:value-type="float" office:value="4.27316328199065" calcext:value-type="float">
            <text:p>4.273</text:p>
          </table:table-cell>
          <table:table-cell table:style-name="ce1" table:formula="of:=[.B$15]-(([.B$13]+[.B$12])/[.B$12])*([.B$15]-[.C6])" office:value-type="float" office:value="3.63290820497662" calcext:value-type="float">
            <text:p>3.63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ine Dropper R1 (k)</text:p>
          </table:table-cell>
          <table:table-cell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 Dropper R2 (k)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→C Dropper R1 (k)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→C Dropper R2 (k)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f Voltage (V)</text:p>
          </table:table-cell>
          <table:table-cell office:value-type="float" office:value="4.7" calcext:value-type="float">
            <text:p>4.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75" calcext:value-type="float">
            <text:p>2.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0T12:44:02.402152546</meta:creation-date>
    <dc:date>2022-02-10T14:25:44.248637861</dc:date>
    <meta:editing-duration>PT1H10M51S</meta:editing-duration>
    <meta:editing-cycles>1</meta:editing-cycles>
    <meta:document-statistic meta:table-count="1" meta:cell-count="36" meta:object-count="0"/>
    <meta:generator>LibreOffice/7.2.5.2.0$Linux_X86_64 LibreOffice_project/20$Build-2</meta:generator>
  </office:meta>
</office:document-meta>
</file>